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3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5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9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0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3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6" style:parent-style-name="Normal" style:list-style-name="LFO6" style:family="paragraph">
      <style:paragraph-properties fo:margin-top="0.0694in" fo:margin-bottom="0.0694in" fo:line-height="100%"/>
    </style:style>
    <style:style style:name="T2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2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2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0" style:parent-style-name="Normal" style:list-style-name="LFO6" style:family="paragraph">
      <style:paragraph-properties fo:margin-top="0.0694in" fo:margin-bottom="0.0694in" fo:line-height="100%"/>
    </style:style>
    <style:style style:name="T3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32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3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6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7" style:parent-style-name="Normal" style:list-style-name="LFO7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T39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4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Noter til "Concurrency - Pipelines"</text:p>
      <text:p text:style-name="P2"><text:span text:style-name="T3">2. Hvad er Pipeline-mønstret?</text:span></text:p>
      <text:list text:style-name="LFO1" text:continue-numbering="true">
        <text:list-item>
          <text:p text:style-name="P4">Paralleliserer behandlingen af en sekvens af inputværdier.</text:p>
        </text:list-item>
        <text:list-item>
          <text:p text:style-name="P5">En pipeline består af en række producer/consumer stadier (filtre), forbundet af køer (rør).</text:p>
        </text:list-item>
        <text:list-item>
          <text:p text:style-name="P6">Opdel behandlingen i paralleliserbare stadier, hvor output fra stadie i er input til stadie i+1.</text:p>
        </text:list-item>
      </text:list>
      <text:p text:style-name="P7"><text:span text:style-name="T8">3. Eksempel på Pipelining</text:span></text:p>
      <text:list text:style-name="LFO2" text:continue-numbering="true">
        <text:list-item>
          <text:p text:style-name="P9">Fremstilling af thumbnails af billeder i stadier:</text:p>
          <text:list text:continue-numbering="true">
            <text:list-item>
              <text:p text:style-name="P10">Indlæs billede &gt; skaler billede &gt; filter billede &gt; vis billede</text:p>
            </text:list-item>
          </text:list>
        </text:list-item>
      </text:list>
      <text:p text:style-name="P11"><text:span text:style-name="T12">4. Håndtering af ujævne stadievarigheder</text:span></text:p>
      <text:list text:style-name="LFO3" text:continue-numbering="true">
        <text:list-item>
          <text:p text:style-name="P13">Når trin har forskellig varighed, kan pipelinen duplikeres for flaskehalsen.</text:p>
        </text:list-item>
        <text:list-item>
          <text:p text:style-name="P14">Problem: Filterstadiet bliver en flaskehals.</text:p>
        </text:list-item>
        <text:list-item>
          <text:p text:style-name="P15">Løsning: Flere filterstadier for at forsyne displaystadiet.</text:p>
        </text:list-item>
      </text:list>
      <text:p text:style-name="P16"><text:span text:style-name="T17">5. Eksempler på anvendelser</text:span></text:p>
      <text:list text:style-name="LFO4" text:continue-numbering="true">
        <text:list-item>
          <text:p text:style-name="P18">Audio og video behandling.</text:p>
        </text:list-item>
        <text:list-item>
          <text:p text:style-name="P19">Gstreamer framework.</text:p>
        </text:list-item>
        <text:list-item>
          <text:p text:style-name="P20">Visuel behandling, autonome robotter, real-time/live behandling, aktiemarked data.</text:p>
        </text:list-item>
      </text:list>
      <text:p text:style-name="P21"><text:span text:style-name="T22">6. Pipeline-mønster i C#</text:span></text:p>
      <text:list text:style-name="LFO5" text:continue-numbering="true">
        <text:list-item>
          <text:p text:style-name="P23">Oprettelse af pipelines ved hjælp af tasks og concurrent queues (BlockingCollection&lt;T&gt;).</text:p>
        </text:list-item>
      </text:list>
      <text:p text:style-name="P24"><text:span text:style-name="T25">7. Implementering af Pipelines med ujævn stadievarighed</text:span></text:p>
      <text:list text:style-name="LFO6" text:continue-numbering="true">
        <text:list-item>
          <text:p text:style-name="P26"><text:span text:style-name="T27">Brug af<text:s/></text:span><text:span text:style-name="T28">TakeFromAny</text:span><text:span text:style-name="T29"><text:s/>til at finde en data-bærende samling og hente data fra den.</text:span></text:p>
        </text:list-item>
        <text:list-item>
          <text:p text:style-name="P30"><text:span text:style-name="T31">Undgå at crashe ved at bruge<text:s/></text:span><text:span text:style-name="T32">TryTakeFromAny</text:span><text:span text:style-name="T33">.</text:span></text:p>
        </text:list-item>
      </text:list>
      <text:p text:style-name="P34"><text:span text:style-name="T35">8. Pipeline Annullering</text:span></text:p>
      <text:list text:style-name="LFO7" text:continue-numbering="true">
        <text:list-item>
          <text:p text:style-name="P36">Annullering af en pipeline med Cancellation Token:</text:p>
          <text:list text:continue-numbering="true">
            <text:list-item>
              <text:p text:style-name="P37"><text:span text:style-name="T38">Brug<text:s/></text:span><text:span text:style-name="T39">CancellationToken</text:span><text:span text:style-name="T40"><text:s/>for at håndtere annulleringer og undgå deadlock.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44:00Z</meta:creation-date>
    <dc:date>2024-06-02T01:46:00Z</dc:date>
    <meta:template xlink:href="Normal" xlink:type="simple"/>
    <meta:editing-cycles>1</meta:editing-cycles>
    <meta:editing-duration>PT120S</meta:editing-duration>
    <meta:document-statistic meta:page-count="1" meta:paragraph-count="2" meta:word-count="180" meta:character-count="1276" meta:row-count="9" meta:non-whitespace-character-count="1098"/>
  </office:meta>
</office:document-meta>
</file>